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=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d=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2">
          <table:table-cell office:value-type="string">
            <text:p>n=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Sheet1.C5" table:end-x="0.651cm" table:end-y="0.05cm" draw:z-index="0" draw:style-name="gr1" svg:width="0.651cm" svg:height="0.5cm" svg:x="0cm" svg:y="0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frame table:end-cell-address="Sheet1.D5" table:end-x="0.661cm" table:end-y="0.105cm" draw:z-index="1" draw:style-name="gr1" svg:width="0.661cm" svg:height="0.555cm" svg:x="0cm" svg:y="0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>
            <draw:frame table:end-cell-address="Sheet1.E5" table:end-x="0.589cm" table:end-y="0.05cm" draw:z-index="2" draw:style-name="gr1" svg:width="0.589cm" svg:height="0.5cm" svg:x="0cm" svg:y="0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Sheet1.F5" table:end-x="0.559cm" table:end-y="0.05cm" draw:z-index="3" draw:style-name="gr1" svg:width="0.559cm" svg:height="0.5cm" svg:x="0cm" svg:y="0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MOD([.D5]*POWER([.$B$1];[.E6]);[.$B$3])" office:value-type="float" office:value="194">
            <text:p>194</text:p>
          </table:table-cell>
          <table:table-cell table:formula="of:=MOD([.C6]*[.C6]; [.$B$3])" office:value-type="float" office:value="192">
            <text:p>192</text:p>
          </table:table-cell>
          <table:table-cell office:value-type="float" office:value="1">
            <text:p>1</text:p>
          </table:table-cell>
          <table:table-cell table:formula="of:=2*[.F5]+[.E6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MOD([.D6]*POWER([.$B$1];[.E7]);[.$B$3])" office:value-type="float" office:value="57">
            <text:p>57</text:p>
          </table:table-cell>
          <table:table-cell table:formula="of:=MOD([.C7]*[.C7]; [.$B$3])" office:value-type="float" office:value="213">
            <text:p>213</text:p>
          </table:table-cell>
          <table:table-cell office:value-type="float" office:value="1">
            <text:p>1</text:p>
          </table:table-cell>
          <table:table-cell table:formula="of:=2*[.F6]+[.E7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MOD([.D7]*POWER([.$B$1];[.E8]);[.$B$3])" office:value-type="float" office:value="213">
            <text:p>213</text:p>
          </table:table-cell>
          <table:table-cell table:formula="of:=MOD([.C8]*[.C8]; [.$B$3])"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2*[.F7]+[.E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MOD([.D8]*POWER([.$B$1];[.E9]);[.$B$3])" office:value-type="float" office:value="222">
            <text:p>222</text:p>
          </table:table-cell>
          <table:table-cell table:formula="of:=MOD([.C9]*[.C9]; [.$B$3])" office:value-type="float" office:value="202">
            <text:p>202</text:p>
          </table:table-cell>
          <table:table-cell office:value-type="float" office:value="1">
            <text:p>1</text:p>
          </table:table-cell>
          <table:table-cell table:formula="of:=2*[.F8]+[.E9]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MOD([.D9]*POWER([.$B$1];[.E10]);[.$B$3])" office:value-type="float" office:value="202">
            <text:p>202</text:p>
          </table:table-cell>
          <table:table-cell table:formula="of:=MOD([.C10]*[.C10]; [.$B$3])"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2*[.F9]+[.E10]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MOD([.D10]*POWER([.$B$1];[.E11]);[.$B$3])" office:value-type="float" office:value="71">
            <text:p>71</text:p>
          </table:table-cell>
          <table:table-cell table:formula="of:=MOD([.C11]*[.C11]; [.$B$3])" office:value-type="float" office:value="234">
            <text:p>234</text:p>
          </table:table-cell>
          <table:table-cell office:value-type="float" office:value="0">
            <text:p>0</text:p>
          </table:table-cell>
          <table:table-cell table:formula="of:=2*[.F10]+[.E11]"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MOD([.D11]*POWER([.$B$1];[.E12]);[.$B$3])" office:value-type="float" office:value="109">
            <text:p>109</text:p>
          </table:table-cell>
          <table:table-cell table:formula="of:=MOD([.C12]*[.C12]; [.$B$3])" office:value-type="float" office:value="243">
            <text:p>243</text:p>
          </table:table-cell>
          <table:table-cell office:value-type="float" office:value="1">
            <text:p>1</text:p>
          </table:table-cell>
          <table:table-cell table:formula="of:=2*[.F11]+[.E12]" office:value-type="float" office:value="105">
            <text:p>10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[.D12]*POWER([.$B$1];[.E13]);[.$B$3])" office:value-type="float" office:value="84">
            <text:p>84</text:p>
          </table:table-cell>
          <table:table-cell table:formula="of:=MOD([.C13]*[.C13]; [.$B$3])"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2*[.F12]+[.E13]" office:value-type="float" office:value="211">
            <text:p>2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.03.2011</text:date>, <text:time>16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3-27T16:30:43</meta:creation-date>
    <dc:date>2011-03-27T16:41:33</dc:date>
    <dc:creator>Vladimir Rutsky</dc:creator>
    <meta:editing-duration>PT10M51S</meta:editing-duration>
    <meta:editing-cycles>5</meta:editing-cycles>
    <meta:generator>LibreOffice/3.3$Unix LibreOffice_project/330m19$Build-8</meta:generator>
    <meta:document-statistic meta:table-count="3" meta:cell-count="50" meta:object-count="4"/>
  </office:meta>
</office:document-meta>
</file>

<file path=Object 1/content.xml><?xml version="1.0" encoding="utf-8"?>
<math xmlns="http://www.w3.org/1998/Math/MathML">
  <semantics>
    <msub>
      <mi>Q</mi>
      <mi>k</mi>
    </msub>
    <annotation encoding="StarMath 5.0">Q_k</annotation>
  </semantics>
</math>
</file>

<file path=Object 2/content.xml><?xml version="1.0" encoding="utf-8"?>
<math xmlns="http://www.w3.org/1998/Math/MathML">
  <semantics>
    <msubsup>
      <mi>Q</mi>
      <mi>k</mi>
      <mn>2</mn>
    </msubsup>
    <annotation encoding="StarMath 5.0">Q_k^2</annotation>
  </semantics>
</math>
</file>

<file path=Object 3/content.xml><?xml version="1.0" encoding="utf-8"?>
<math xmlns="http://www.w3.org/1998/Math/MathML">
  <semantics>
    <msub>
      <mi>d</mi>
      <mi>k</mi>
    </msub>
    <annotation encoding="StarMath 5.0">d_k</annotation>
  </semantics>
</math>
</file>

<file path=Object 4/content.xml><?xml version="1.0" encoding="utf-8"?>
<math xmlns="http://www.w3.org/1998/Math/MathML">
  <semantics>
    <msub>
      <mi>q</mi>
      <mi>k</mi>
    </msub>
    <annotation encoding="StarMath 5.0">q_k</annotation>
  </semantics>
</math>
</file>